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578" officeooo:paragraph-rsid="000cc578"/>
    </style:style>
    <style:style style:name="P2" style:family="paragraph" style:parent-style-name="Standard">
      <style:text-properties officeooo:rsid="000dff21" officeooo:paragraph-rsid="000dff21"/>
    </style:style>
    <style:style style:name="T1" style:family="text">
      <style:text-properties officeooo:rsid="000df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umption:</text:p>
      <text:p text:style-name="P1">1) However many fish farm currently exist in Haiti, DR, Chile, Bahamas and others is not meeting the need of the population</text:p>
      <text:p text:style-name="P1">2) If know-how, finance, and cheaper fish food feed could be provided, more entrepreneur would go into business</text:p>
      <text:p text:style-name="P1">3) Since fish food is %70 percent of the price of fish farming, providing cheap fish food, made with local products will be cost effective</text:p>
      <text:p text:style-name="P1">4) Producing the fish feed at a high level will reduce cost further (although distribution cost increase)</text:p>
      <text:p text:style-name="P1">5) Certain machinery – <text:span text:style-name="T1">to make pellets, dry the food fish, mixin the compound</text:span></text:p>
      <text:p text:style-name="P2">6) Machinery to smoke the fish, freeze fish will need to be acquired</text:p>
      <text:p text:style-name="P2">7) the merchant will need education</text:p>
      <text:p text:style-name="P2">8) the Merchant will need finance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9:21:32.540000000</meta:creation-date>
    <dc:date>2019-08-02T10:09:03.049000000</dc:date>
    <meta:editing-duration>PT37M20S</meta:editing-duration>
    <meta:editing-cycles>1</meta:editing-cycles>
    <meta:document-statistic meta:table-count="0" meta:image-count="0" meta:object-count="0" meta:page-count="1" meta:paragraph-count="9" meta:word-count="121" meta:character-count="701" meta:non-whitespace-character-count="588"/>
    <meta:generator>LibreOffice/6.2.4.2$Windows_X86_64 LibreOffice_project/2412653d852ce75f65fbfa83fb7e7b669a126d64</meta:generator>
  </office:meta>
</office:document-meta>
</file>